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="solid" draw:fill-color="#ff95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2cm" fo:min-width="1.57cm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min-height="0.52cm" fo:min-width="0.77cm" fo:padding-top="0.14cm" fo:padding-bottom="0.14cm" fo:padding-left="0.265cm" fo:padding-right="0.265cm" draw:shadow="visible" draw:shadow-offset-x="0.02cm" draw:shadow-offset-y="0.02cm" draw:shadow-color="#999999"/>
    </style:style>
    <style:style style:name="P1" style:family="paragraph">
      <style:paragraph-properties fo:text-align="center"/>
      <style:text-properties style:font-name="Droid Sans Mono"/>
    </style:style>
    <style:style style:name="P2" style:family="paragraph">
      <loext:graphic-properties draw:fill-color="#ff420e"/>
      <style:paragraph-properties fo:text-align="center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950e"/>
      <style:paragraph-properties fo:text-align="center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aecf00"/>
      <style:paragraph-properties fo:text-align="center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0084d1"/>
      <style:paragraph-properties fo:text-align="center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d320"/>
      <style:paragraph-properties fo:text-align="center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0084d1"/>
      <style:paragraph-properties fo:text-align="center"/>
      <style:text-properties style:font-name="Droid Sans Mono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roid Sans Mono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5.5cm" svg:y="2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3cm" svg:y="2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1cm" svg:height="0.8cm" svg:x="7.9cm" svg:y="2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5.5cm" svg:y="3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6.7cm" svg:y="3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3cm" svg:height="0.8cm" svg:x="10.1cm" svg:y="3.1cm">
          <text:p text:style-name="P1"><text:span text:style-name="T2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5.5cm" svg:y="4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6.7cm" svg:y="4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0.8cm" svg:x="4.3cm" svg:y="4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6.7cm" svg:y="2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3cm" svg:y="3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3.1cm" svg:y="4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1cm" svg:height="0.8cm" svg:x="7.9cm" svg:y="3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1cm" svg:height="0.8cm" svg:x="7.9cm" svg:y="4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3cm" svg:height="0.8cm" svg:x="10.1cm" svg:y="4.1cm">
          <text:p text:style-name="P1"><text:span text:style-name="T2">ESP-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5-07-19T11:13:18.454293031</dc:date>
    <meta:editing-duration>PT3H39M32S</meta:editing-duration>
    <meta:editing-cycles>19</meta:editing-cycles>
    <meta:generator>LibreOffice/4.4.4.3$Linux_X86_64 LibreOffice_project/40m0$Build-3</meta:generator>
    <dc:creator>Philippe Latu</dc:creator>
    <meta:document-statistic meta:object-count="15"/>
  </office:meta>
</office:document-meta>
</file>